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b2ee" officeooo:paragraph-rsid="000ab2ee" style:font-weight-asian="bold" style:font-weight-complex="bold"/>
    </style:style>
    <style:style style:name="P2" style:family="paragraph" style:parent-style-name="Standard">
      <style:text-properties fo:font-weight="normal" officeooo:rsid="000ab2ee" officeooo:paragraph-rsid="000ab2e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02:52:46.743861399</meta:creation-date>
    <dc:date>2017-05-02T02:53:30.930512638</dc:date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5.1.6.2$Linux_X86_64 LibreOffice_project/10m0$Build-2</meta:generator>
  </office:meta>
</office:document-meta>
</file>